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style:line-height-at-least="0.423cm" fo:text-indent="0cm" style:auto-text-indent="false"/>
      <style:text-properties fo:color="#f8f8f2" loext:opacity="100%" style:font-name="Consolas" fo:font-size="9pt" fo:font-weight="normal" fo:background-color="#282a36"/>
    </style:style>
    <style:style style:name="P2" style:family="paragraph" style:parent-style-name="Standard">
      <style:paragraph-properties style:line-height-at-least="0.423cm"/>
    </style:style>
    <style:style style:name="P3" style:family="paragraph" style:parent-style-name="Standard">
      <style:paragraph-properties fo:margin-left="0cm" fo:margin-right="0cm" style:line-height-at-least="0.423cm" fo:text-indent="0cm" style:auto-text-indent="false"/>
      <style:text-properties fo:color="#f8f8f2" loext:opacity="100%" fo:background-color="#282a36"/>
    </style:style>
    <style:style style:name="P4" style:family="paragraph" style:parent-style-name="Standard">
      <style:paragraph-properties fo:margin-top="0cm" fo:margin-bottom="0.499cm" style:contextual-spacing="false" style:line-height-at-least="0.423cm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T1" style:family="text">
      <style:text-properties fo:color="#ff79c6" loext:opacity="100%"/>
    </style:style>
    <style:style style:name="T2" style:family="text">
      <style:text-properties fo:color="#50fa7b" loext:opacity="100%" fo:font-style="italic"/>
    </style:style>
    <style:style style:name="T3" style:family="text">
      <style:text-properties fo:color="#e9f284" loext:opacity="100%"/>
    </style:style>
    <style:style style:name="T4" style:family="text">
      <style:text-properties fo:color="#f1fa8c" loext:opacity="100%"/>
    </style:style>
    <style:style style:name="T5" style:family="text">
      <style:text-properties style:font-name="Consolas" fo:font-size="9pt" fo:font-weight="normal"/>
    </style:style>
    <style:style style:name="T6" style:family="text">
      <style:text-properties fo:color="#ff79c6" loext:opacity="100%" style:font-name="Consolas" fo:font-size="9pt" fo:font-weight="normal"/>
    </style:style>
    <style:style style:name="T7" style:family="text">
      <style:text-properties fo:color="#50fa7b" loext:opacity="100%" style:font-name="Consolas" fo:font-size="9pt" fo:font-style="italic" fo:font-weight="normal"/>
    </style:style>
    <style:style style:name="T8" style:family="text">
      <style:text-properties fo:color="#e9f284" loext:opacity="100%" style:font-name="Consolas" fo:font-size="9pt" fo:font-weight="normal"/>
    </style:style>
    <style:style style:name="T9" style:family="text">
      <style:text-properties fo:color="#f1fa8c" loext:opacity="100%" style:font-name="Consolas" fo:font-size="9pt" fo:font-weight="normal"/>
    </style:style>
    <style:style style:name="T10" style:family="text">
      <style:text-properties fo:color="#6272a4" loext:opacity="100%" style:font-name="Consolas" fo:font-size="9pt" fo:font-weight="normal"/>
    </style:style>
    <style:style style:name="T11" style:family="text">
      <style:text-properties fo:color="#bd93f9" loext:opacity="100%" style:font-name="Consolas" fo:font-size="9pt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<text:span text:style-name="T1">DOCTYPE</text:span> <text:span text:style-name="T2">html</text:span>&gt;</text:p>
      <text:p text:style-name="P1">&lt;<text:span text:style-name="T1">html</text:span> <text:span text:style-name="T2">lang</text:span><text:span text:style-name="T1">=</text:span><text:span text:style-name="T3">"</text:span><text:span text:style-name="T4">pt-br</text:span><text:span text:style-name="T3">"</text:span>&gt;</text:p>
      <text:p text:style-name="P2"/>
      <text:p text:style-name="P1">&lt;<text:span text:style-name="T1">head</text:span>&gt;</text:p>
      <text:p text:style-name="P3">    <text:span text:style-name="T5">&lt;</text:span><text:span text:style-name="T6">meta</text:span><text:span text:style-name="T5"> </text:span><text:span text:style-name="T7">charset</text:span><text:span text:style-name="T6">=</text:span><text:span text:style-name="T8">"</text:span><text:span text:style-name="T9">UTF-8</text:span><text:span text:style-name="T8">"</text:span><text:span text:style-name="T5">&gt;</text:span></text:p>
      <text:p text:style-name="P3">    <text:span text:style-name="T5">&lt;</text:span><text:span text:style-name="T6">meta</text:span><text:span text:style-name="T5"> </text:span><text:span text:style-name="T7">name</text:span><text:span text:style-name="T6">=</text:span><text:span text:style-name="T8">"</text:span><text:span text:style-name="T9">viewport</text:span><text:span text:style-name="T8">"</text:span><text:span text:style-name="T5"> </text:span><text:span text:style-name="T7">content</text:span><text:span text:style-name="T6">=</text:span><text:span text:style-name="T8">"</text:span><text:span text:style-name="T9">width=device-width, initial-scale=1.0</text:span><text:span text:style-name="T8">"</text:span><text:span text:style-name="T5">&gt;</text:span></text:p>
      <text:p text:style-name="P3">    <text:span text:style-name="T5">&lt;</text:span><text:span text:style-name="T6">title</text:span><text:span text:style-name="T5">&gt;Agência de Viagem - Banzeiro Viagens&lt;/</text:span><text:span text:style-name="T6">title</text:span><text:span text:style-name="T5">&gt;</text:span></text:p>
      <text:p text:style-name="P3">    <text:span text:style-name="T5">&lt;</text:span><text:span text:style-name="T6">link</text:span><text:span text:style-name="T5"> </text:span><text:span text:style-name="T7">href</text:span><text:span text:style-name="T6">=</text:span><text:span text:style-name="T8">"</text:span><text:span text:style-name="T9">https://cdn.jsdelivr.net/npm/bootstrap@5.3.0/dist/css/bootstrap.min.css</text:span><text:span text:style-name="T8">"</text:span><text:span text:style-name="T5"> </text:span><text:span text:style-name="T7">rel</text:span><text:span text:style-name="T6">=</text:span><text:span text:style-name="T8">"</text:span><text:span text:style-name="T9">stylesheet</text:span><text:span text:style-name="T8">"</text:span><text:span text:style-name="T5">&gt;</text:span></text:p>
      <text:p text:style-name="P3">    <text:span text:style-name="T5">&lt;</text:span><text:span text:style-name="T6">link</text:span><text:span text:style-name="T5"> </text:span><text:span text:style-name="T7">rel</text:span><text:span text:style-name="T6">=</text:span><text:span text:style-name="T8">"</text:span><text:span text:style-name="T9">stylesheet</text:span><text:span text:style-name="T8">"</text:span><text:span text:style-name="T5"> </text:span><text:span text:style-name="T7">href</text:span><text:span text:style-name="T6">=</text:span><text:span text:style-name="T8">"</text:span><text:span text:style-name="T9">css/styles.css</text:span><text:span text:style-name="T8">"</text:span><text:span text:style-name="T5">&gt;</text:span></text:p>
      <text:p text:style-name="P1">&lt;/<text:span text:style-name="T1">head</text:span>&gt;</text:p>
      <text:p text:style-name="P2"/>
      <text:p text:style-name="P1">&lt;<text:span text:style-name="T1">body</text:span>&gt;</text:p>
      <text:p text:style-name="P3">    <text:span text:style-name="T10">&lt;!-- Navbar --&gt;</text:span></text:p>
      <text:p text:style-name="P3">    <text:span text:style-name="T5">&lt;</text:span><text:span text:style-name="T6">nav</text:span><text:span text:style-name="T5"> </text:span><text:span text:style-name="T7">class</text:span><text:span text:style-name="T6">=</text:span><text:span text:style-name="T8">"</text:span><text:span text:style-name="T9">navbar navbar-expand-lg navbar-dark bg-dark</text:span><text:span text:style-name="T8">"</text:span><text:span text:style-name="T5">&gt;</text:span></text:p>
      <text:p text:style-name="P3">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ntainer</text:span><text:span text:style-name="T8">"</text:span><text:span text:style-name="T5">&gt;</text:span></text:p>
      <text:p text:style-name="P3">            <text:span text:style-name="T5">&lt;</text:span><text:span text:style-name="T6">a</text:span><text:span text:style-name="T5"> </text:span><text:span text:style-name="T7">class</text:span><text:span text:style-name="T6">=</text:span><text:span text:style-name="T8">"</text:span><text:span text:style-name="T9">navbar-brand</text:span><text:span text:style-name="T8">"</text:span><text:span text:style-name="T5"> </text:span><text:span text:style-name="T7">href</text:span><text:span text:style-name="T6">=</text:span><text:span text:style-name="T8">"</text:span><text:span text:style-name="T9">index.html</text:span><text:span text:style-name="T8">"</text:span><text:span text:style-name="T5">&gt;Banzeiro Viagens&lt;/</text:span><text:span text:style-name="T6">a</text:span><text:span text:style-name="T5">&gt;</text:span></text:p>
      <text:p text:style-name="P3">            <text:span text:style-name="T5">&lt;</text:span><text:span text:style-name="T6">button</text:span><text:span text:style-name="T5"> </text:span><text:span text:style-name="T7">class</text:span><text:span text:style-name="T6">=</text:span><text:span text:style-name="T8">"</text:span><text:span text:style-name="T9">navbar-toggler</text:span><text:span text:style-name="T8">"</text:span><text:span text:style-name="T5"> </text:span><text:span text:style-name="T7">type</text:span><text:span text:style-name="T6">=</text:span><text:span text:style-name="T8">"</text:span><text:span text:style-name="T9">button</text:span><text:span text:style-name="T8">"</text:span><text:span text:style-name="T5"> </text:span><text:span text:style-name="T7">data-bs-toggle</text:span><text:span text:style-name="T6">=</text:span><text:span text:style-name="T8">"</text:span><text:span text:style-name="T9">collapse</text:span><text:span text:style-name="T8">"</text:span><text:span text:style-name="T5"> </text:span><text:span text:style-name="T7">data-bs-target</text:span><text:span text:style-name="T6">=</text:span><text:span text:style-name="T8">"</text:span><text:span text:style-name="T9">#navbarNav</text:span><text:span text:style-name="T8">"</text:span></text:p>
      <text:p text:style-name="P3">                <text:span text:style-name="T7">aria-controls</text:span><text:span text:style-name="T6">=</text:span><text:span text:style-name="T8">"</text:span><text:span text:style-name="T9">navbarNav</text:span><text:span text:style-name="T8">"</text:span><text:span text:style-name="T5"> </text:span><text:span text:style-name="T7">aria-expanded</text:span><text:span text:style-name="T6">=</text:span><text:span text:style-name="T8">"</text:span><text:span text:style-name="T9">false</text:span><text:span text:style-name="T8">"</text:span><text:span text:style-name="T5"> </text:span><text:span text:style-name="T7">aria-label</text:span><text:span text:style-name="T6">=</text:span><text:span text:style-name="T8">"</text:span><text:span text:style-name="T9">Toggle navigation</text:span><text:span text:style-name="T8">"</text:span><text:span text:style-name="T5">&gt;</text:span></text:p>
      <text:p text:style-name="P3">                <text:span text:style-name="T5">&lt;</text:span><text:span text:style-name="T6">span</text:span><text:span text:style-name="T5"> </text:span><text:span text:style-name="T7">class</text:span><text:span text:style-name="T6">=</text:span><text:span text:style-name="T8">"</text:span><text:span text:style-name="T9">navbar-toggler-icon</text:span><text:span text:style-name="T8">"</text:span><text:span text:style-name="T5">&gt;&lt;/</text:span><text:span text:style-name="T6">span</text:span><text:span text:style-name="T5">&gt;</text:span></text:p>
      <text:p text:style-name="P3">            <text:span text:style-name="T5">&lt;/</text:span><text:span text:style-name="T6">button</text:span><text:span text:style-name="T5">&gt;</text:span></text:p>
      <text:p text:style-name="P3">    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llapse navbar-collapse</text:span><text:span text:style-name="T8">"</text:span><text:span text:style-name="T5"> </text:span><text:span text:style-name="T7">id</text:span><text:span text:style-name="T6">=</text:span><text:span text:style-name="T8">"</text:span><text:span text:style-name="T9">navbarNav</text:span><text:span text:style-name="T8">"</text:span><text:span text:style-name="T5">&gt;</text:span></text:p>
      <text:p text:style-name="P3">                <text:span text:style-name="T5">&lt;</text:span><text:span text:style-name="T6">ul</text:span><text:span text:style-name="T5"> </text:span><text:span text:style-name="T7">class</text:span><text:span text:style-name="T6">=</text:span><text:span text:style-name="T8">"</text:span><text:span text:style-name="T9">navbar-nav ms-auto</text:span><text:span text:style-name="T8">"</text:span><text:span text:style-name="T5">&gt;</text:span></text:p>
      <text:p text:style-name="P3">                    <text:span text:style-name="T5">&lt;</text:span><text:span text:style-name="T6">li</text:span><text:span text:style-name="T5"> </text:span><text:span text:style-name="T7">class</text:span><text:span text:style-name="T6">=</text:span><text:span text:style-name="T8">"</text:span><text:span text:style-name="T9">nav-item</text:span><text:span text:style-name="T8">"</text:span><text:span text:style-name="T5">&gt;&lt;</text:span><text:span text:style-name="T6">a</text:span><text:span text:style-name="T5"> </text:span><text:span text:style-name="T7">class</text:span><text:span text:style-name="T6">=</text:span><text:span text:style-name="T8">"</text:span><text:span text:style-name="T9">nav-link</text:span><text:span text:style-name="T8">"</text:span><text:span text:style-name="T5"> </text:span><text:span text:style-name="T7">href</text:span><text:span text:style-name="T6">=</text:span><text:span text:style-name="T8">"</text:span><text:span text:style-name="T9">index.html</text:span><text:span text:style-name="T8">"</text:span><text:span text:style-name="T5">&gt;Início&lt;/</text:span><text:span text:style-name="T6">a</text:span><text:span text:style-name="T5">&gt;&lt;/</text:span><text:span text:style-name="T6">li</text:span><text:span text:style-name="T5">&gt;</text:span></text:p>
      <text:p text:style-name="P3">                    <text:span text:style-name="T5">&lt;</text:span><text:span text:style-name="T6">li</text:span><text:span text:style-name="T5"> </text:span><text:span text:style-name="T7">class</text:span><text:span text:style-name="T6">=</text:span><text:span text:style-name="T8">"</text:span><text:span text:style-name="T9">nav-item</text:span><text:span text:style-name="T8">"</text:span><text:span text:style-name="T5">&gt;&lt;</text:span><text:span text:style-name="T6">a</text:span><text:span text:style-name="T5"> </text:span><text:span text:style-name="T7">class</text:span><text:span text:style-name="T6">=</text:span><text:span text:style-name="T8">"</text:span><text:span text:style-name="T9">nav-link</text:span><text:span text:style-name="T8">"</text:span><text:span text:style-name="T5"> </text:span><text:span text:style-name="T7">href</text:span><text:span text:style-name="T6">=</text:span><text:span text:style-name="T8">"</text:span><text:span text:style-name="T9">destinos.html</text:span><text:span text:style-name="T8">"</text:span><text:span text:style-name="T5">&gt;Destinos&lt;/</text:span><text:span text:style-name="T6">a</text:span><text:span text:style-name="T5">&gt;&lt;/</text:span><text:span text:style-name="T6">li</text:span><text:span text:style-name="T5">&gt;</text:span></text:p>
      <text:p text:style-name="P3">                    <text:span text:style-name="T5">&lt;</text:span><text:span text:style-name="T6">li</text:span><text:span text:style-name="T5"> </text:span><text:span text:style-name="T7">class</text:span><text:span text:style-name="T6">=</text:span><text:span text:style-name="T8">"</text:span><text:span text:style-name="T9">nav-item</text:span><text:span text:style-name="T8">"</text:span><text:span text:style-name="T5">&gt;&lt;</text:span><text:span text:style-name="T6">a</text:span><text:span text:style-name="T5"> </text:span><text:span text:style-name="T7">class</text:span><text:span text:style-name="T6">=</text:span><text:span text:style-name="T8">"</text:span><text:span text:style-name="T9">nav-link</text:span><text:span text:style-name="T8">"</text:span><text:span text:style-name="T5"> </text:span><text:span text:style-name="T7">href</text:span><text:span text:style-name="T6">=</text:span><text:span text:style-name="T8">"</text:span><text:span text:style-name="T9">cultura.html</text:span><text:span text:style-name="T8">"</text:span><text:span text:style-name="T5">&gt;Cultura&lt;/</text:span><text:span text:style-name="T6">a</text:span><text:span text:style-name="T5">&gt;&lt;/</text:span><text:span text:style-name="T6">li</text:span><text:span text:style-name="T5">&gt;</text:span></text:p>
      <text:p text:style-name="P3">                    <text:span text:style-name="T5">&lt;</text:span><text:span text:style-name="T6">li</text:span><text:span text:style-name="T5"> </text:span><text:span text:style-name="T7">class</text:span><text:span text:style-name="T6">=</text:span><text:span text:style-name="T8">"</text:span><text:span text:style-name="T9">nav-item</text:span><text:span text:style-name="T8">"</text:span><text:span text:style-name="T5">&gt;&lt;</text:span><text:span text:style-name="T6">a</text:span><text:span text:style-name="T5"> </text:span><text:span text:style-name="T7">class</text:span><text:span text:style-name="T6">=</text:span><text:span text:style-name="T8">"</text:span><text:span text:style-name="T9">nav-link</text:span><text:span text:style-name="T8">"</text:span><text:span text:style-name="T5"> </text:span><text:span text:style-name="T7">href</text:span><text:span text:style-name="T6">=</text:span><text:span text:style-name="T8">"</text:span><text:span text:style-name="T9">contato.html</text:span><text:span text:style-name="T8">"</text:span><text:span text:style-name="T5">&gt;Contato&lt;/</text:span><text:span text:style-name="T6">a</text:span><text:span text:style-name="T5">&gt;&lt;/</text:span><text:span text:style-name="T6">li</text:span><text:span text:style-name="T5">&gt;</text:span></text:p>
      <text:p text:style-name="P3">                <text:span text:style-name="T5">&lt;/</text:span><text:span text:style-name="T6">ul</text:span><text:span text:style-name="T5">&gt;</text:span></text:p>
      <text:p text:style-name="P3">            <text:span text:style-name="T5">&lt;/</text:span><text:span text:style-name="T6">div</text:span><text:span text:style-name="T5">&gt;</text:span></text:p>
      <text:p text:style-name="P3">        <text:span text:style-name="T5">&lt;/</text:span><text:span text:style-name="T6">div</text:span><text:span text:style-name="T5">&gt;</text:span></text:p>
      <text:p text:style-name="P3">    <text:span text:style-name="T5">&lt;/</text:span><text:span text:style-name="T6">nav</text:span><text:span text:style-name="T5">&gt;</text:span></text:p>
      <text:p text:style-name="P4"/>
      <text:p text:style-name="P3">    <text:span text:style-name="T10">&lt;!-- Hero Section --&gt;</text:span></text:p>
      <text:p text:style-name="P3">    <text:span text:style-name="T5">&lt;</text:span><text:span text:style-name="T6">header</text:span><text:span text:style-name="T5"> </text:span><text:span text:style-name="T7">class</text:span><text:span text:style-name="T6">=</text:span><text:span text:style-name="T8">"</text:span><text:span text:style-name="T9">bg-primary text-white text-center py-5</text:span><text:span text:style-name="T8">"</text:span><text:span text:style-name="T5">&gt;</text:span></text:p>
      <text:p text:style-name="P3">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ntainer</text:span><text:span text:style-name="T8">"</text:span><text:span text:style-name="T5">&gt;</text:span></text:p>
      <text:p text:style-name="P3">            <text:span text:style-name="T5">&lt;</text:span><text:span text:style-name="T6">h1</text:span><text:span text:style-name="T5">&gt;Explore o Melhor do Pará&lt;/</text:span><text:span text:style-name="T6">h1</text:span><text:span text:style-name="T5">&gt;</text:span></text:p>
      <text:p text:style-name="P3">            <text:span text:style-name="T5">&lt;</text:span><text:span text:style-name="T6">p</text:span><text:span text:style-name="T5"> </text:span><text:span text:style-name="T7">class</text:span><text:span text:style-name="T6">=</text:span><text:span text:style-name="T8">"</text:span><text:span text:style-name="T9">lead</text:span><text:span text:style-name="T8">"</text:span><text:span text:style-name="T5">&gt;Natureza exuberante, cultura rica e uma gastronomia irresistível&lt;/</text:span><text:span text:style-name="T6">p</text:span><text:span text:style-name="T5">&gt;</text:span></text:p>
      <text:p text:style-name="P3">            <text:span text:style-name="T5">&lt;</text:span><text:span text:style-name="T6">a</text:span><text:span text:style-name="T5"> </text:span><text:span text:style-name="T7">href</text:span><text:span text:style-name="T6">=</text:span><text:span text:style-name="T8">"</text:span><text:span text:style-name="T9">destinos.html</text:span><text:span text:style-name="T8">"</text:span><text:span text:style-name="T5"> </text:span><text:span text:style-name="T7">class</text:span><text:span text:style-name="T6">=</text:span><text:span text:style-name="T8">"</text:span><text:span text:style-name="T9">btn btn-light btn-lg mt-3</text:span><text:span text:style-name="T8">"</text:span><text:span text:style-name="T5">&gt;Ver Destinos&lt;/</text:span><text:span text:style-name="T6">a</text:span><text:span text:style-name="T5">&gt;</text:span></text:p>
      <text:p text:style-name="P3">        <text:span text:style-name="T5">&lt;/</text:span><text:span text:style-name="T6">div</text:span><text:span text:style-name="T5">&gt;</text:span></text:p>
      <text:p text:style-name="P3">    <text:span text:style-name="T5">&lt;/</text:span><text:span text:style-name="T6">header</text:span><text:span text:style-name="T5">&gt;</text:span></text:p>
      <text:p text:style-name="P2"/>
      <text:p text:style-name="P3">    <text:span text:style-name="T10">&lt;!-- Features Section --&gt;</text:span></text:p>
      <text:p text:style-name="P3">    <text:span text:style-name="T5">&lt;</text:span><text:span text:style-name="T6">section</text:span><text:span text:style-name="T5"> </text:span><text:span text:style-name="T7">class</text:span><text:span text:style-name="T6">=</text:span><text:span text:style-name="T8">"</text:span><text:span text:style-name="T9">py-5</text:span><text:span text:style-name="T8">"</text:span><text:span text:style-name="T5">&gt;</text:span></text:p>
      <text:p text:style-name="P3">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ntainer text-center</text:span><text:span text:style-name="T8">"</text:span><text:span text:style-name="T5">&gt;</text:span></text:p>
      <text:p text:style-name="P3">    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row</text:span><text:span text:style-name="T8">"</text:span><text:span text:style-name="T5">&gt;</text:span></text:p>
      <text:p text:style-name="P3">        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l-md-4</text:span><text:span text:style-name="T8">"</text:span><text:span text:style-name="T5">&gt;</text:span></text:p>
      <text:p text:style-name="P3">                    <text:span text:style-name="T5">&lt;</text:span><text:span text:style-name="T6">h3</text:span><text:span text:style-name="T5">&gt;Natureza&lt;/</text:span><text:span text:style-name="T6">h3</text:span><text:span text:style-name="T5">&gt;</text:span></text:p>
      <text:p text:style-name="P3">                    <text:span text:style-name="T5">&lt;</text:span><text:span text:style-name="T6">p</text:span><text:span text:style-name="T5">&gt;Descubra os encantos naturais do Pará, incluindo a Floresta Amazônica e praias paradisíacas.&lt;/</text:span><text:span text:style-name="T6">p</text:span><text:span text:style-name="T5">&gt;</text:span></text:p>
      <text:p text:style-name="P3">                <text:span text:style-name="T5">&lt;/</text:span><text:span text:style-name="T6">div</text:span><text:span text:style-name="T5">&gt;</text:span></text:p>
      <text:p text:style-name="P3">        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l-md-4</text:span><text:span text:style-name="T8">"</text:span><text:span text:style-name="T5">&gt;</text:span></text:p>
      <text:p text:style-name="P3"><text:soft-page-break/>                    <text:span text:style-name="T5">&lt;</text:span><text:span text:style-name="T6">h3</text:span><text:span text:style-name="T5">&gt;Cultura&lt;/</text:span><text:span text:style-name="T6">h3</text:span><text:span text:style-name="T5">&gt;</text:span></text:p>
      <text:p text:style-name="P3">                    <text:span text:style-name="T5">&lt;</text:span><text:span text:style-name="T6">p</text:span><text:span text:style-name="T5">&gt;Explore as tradições locais, incluindo danças, músicas e festas populares.&lt;/</text:span><text:span text:style-name="T6">p</text:span><text:span text:style-name="T5">&gt;</text:span></text:p>
      <text:p text:style-name="P3">                <text:span text:style-name="T5">&lt;/</text:span><text:span text:style-name="T6">div</text:span><text:span text:style-name="T5">&gt;</text:span></text:p>
      <text:p text:style-name="P3">        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l-md-4</text:span><text:span text:style-name="T8">"</text:span><text:span text:style-name="T5">&gt;</text:span></text:p>
      <text:p text:style-name="P3">                    <text:span text:style-name="T5">&lt;</text:span><text:span text:style-name="T6">h3</text:span><text:span text:style-name="T5">&gt;Gastronomia&lt;/</text:span><text:span text:style-name="T6">h3</text:span><text:span text:style-name="T5">&gt;</text:span></text:p>
      <text:p text:style-name="P3">                    <text:span text:style-name="T5">&lt;</text:span><text:span text:style-name="T6">p</text:span><text:span text:style-name="T5">&gt;Experimente pratos únicos, como o tacacá e o açaí autêntico.&lt;/</text:span><text:span text:style-name="T6">p</text:span><text:span text:style-name="T5">&gt;</text:span></text:p>
      <text:p text:style-name="P3">                <text:span text:style-name="T5">&lt;/</text:span><text:span text:style-name="T6">div</text:span><text:span text:style-name="T5">&gt;</text:span></text:p>
      <text:p text:style-name="P3">            <text:span text:style-name="T5">&lt;/</text:span><text:span text:style-name="T6">div</text:span><text:span text:style-name="T5">&gt;</text:span></text:p>
      <text:p text:style-name="P3">        <text:span text:style-name="T5">&lt;/</text:span><text:span text:style-name="T6">div</text:span><text:span text:style-name="T5">&gt;</text:span></text:p>
      <text:p text:style-name="P3">    <text:span text:style-name="T5">&lt;/</text:span><text:span text:style-name="T6">section</text:span><text:span text:style-name="T5">&gt;</text:span></text:p>
      <text:p text:style-name="P2"/>
      <text:p text:style-name="P3">    <text:span text:style-name="T10">&lt;!-- Footer --&gt;</text:span></text:p>
      <text:p text:style-name="P3">    <text:span text:style-name="T5">&lt;</text:span><text:span text:style-name="T6">footer</text:span><text:span text:style-name="T5"> </text:span><text:span text:style-name="T7">class</text:span><text:span text:style-name="T6">=</text:span><text:span text:style-name="T8">"</text:span><text:span text:style-name="T9">bg-dark text-white py-4</text:span><text:span text:style-name="T8">"</text:span><text:span text:style-name="T5">&gt;</text:span></text:p>
      <text:p text:style-name="P3">        <text:span text:style-name="T5">&lt;</text:span><text:span text:style-name="T6">div</text:span><text:span text:style-name="T5"> </text:span><text:span text:style-name="T7">class</text:span><text:span text:style-name="T6">=</text:span><text:span text:style-name="T8">"</text:span><text:span text:style-name="T9">container text-center</text:span><text:span text:style-name="T8">"</text:span><text:span text:style-name="T5">&gt;</text:span></text:p>
      <text:p text:style-name="P3">            <text:span text:style-name="T5">&lt;</text:span><text:span text:style-name="T6">p</text:span><text:span text:style-name="T5">&gt;Agência de Viagem Descubra o Pará </text:span><text:span text:style-name="T11">&amp;copy;</text:span><text:span text:style-name="T5"> 2025. Todos os direitos reservados.&lt;/</text:span><text:span text:style-name="T6">p</text:span><text:span text:style-name="T5">&gt;</text:span></text:p>
      <text:p text:style-name="P3">        <text:span text:style-name="T5">&lt;/</text:span><text:span text:style-name="T6">div</text:span><text:span text:style-name="T5">&gt;</text:span></text:p>
      <text:p text:style-name="P3">    <text:span text:style-name="T5">&lt;/</text:span><text:span text:style-name="T6">footer</text:span><text:span text:style-name="T5">&gt;</text:span></text:p>
      <text:p text:style-name="P2"/>
      <text:p text:style-name="P3">    <text:span text:style-name="T5">&lt;</text:span><text:span text:style-name="T6">script</text:span><text:span text:style-name="T5"> </text:span><text:span text:style-name="T7">src</text:span><text:span text:style-name="T6">=</text:span><text:span text:style-name="T8">"</text:span><text:span text:style-name="T9">https://cdn.jsdelivr.net/npm/bootstrap@5.3.0/dist/js/bootstrap.bundle.min.js</text:span><text:span text:style-name="T8">"</text:span><text:span text:style-name="T5">&gt;&lt;/</text:span><text:span text:style-name="T6">script</text:span><text:span text:style-name="T5">&gt;</text:span></text:p>
      <text:p text:style-name="P3">    <text:span text:style-name="T5">&lt;</text:span><text:span text:style-name="T6">script</text:span><text:span text:style-name="T5"> </text:span><text:span text:style-name="T7">src</text:span><text:span text:style-name="T6">=</text:span><text:span text:style-name="T8">"</text:span><text:span text:style-name="T9">js/scripts.js</text:span><text:span text:style-name="T8">"</text:span><text:span text:style-name="T5">&gt;&lt;/</text:span><text:span text:style-name="T6">script</text:span><text:span text:style-name="T5">&gt;</text:span></text:p>
      <text:p text:style-name="P1">&lt;/<text:span text:style-name="T1">body</text:span>&gt;</text:p>
      <text:p text:style-name="P2"/>
      <text:p text:style-name="P1">&lt;/<text:span text:style-name="T1">html</text:span>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&lt;ul class="navbar-nav ms-auto"&gt;</text:h>
      <text:p text:style-name="Text_20_body"><text:s text:c="2"/>&lt;li class="nav-item"&gt;&lt;a class="nav-link active" href="index.html"&gt;Início&lt;/a&gt;&lt;/li&gt;</text:p>
      <text:p text:style-name="Text_20_body"><text:s text:c="2"/>&lt;li class="nav-item"&gt;&lt;a class="nav-link" href="galeria.html"&gt;Galeria&lt;/a&gt;&lt;/li&gt;</text:p>
      <text:p text:style-name="Text_20_body"><text:s text:c="2"/>&lt;li class="nav-item"&gt;&lt;a class="nav-link" href="destinos.html"&gt;Destinos&lt;/a&gt;&lt;/li&gt;</text:p>
      <text:p text:style-name="Text_20_body"><text:s text:c="2"/>&lt;li class="nav-item"&gt;&lt;a class="nav-link" href="pacotes.html"&gt;Pacotes&lt;/a&gt;&lt;/li&gt;</text:p>
      <text:p text:style-name="Text_20_body"><text:s text:c="2"/>&lt;li class="nav-item"&gt;&lt;a class="nav-link" href="cultura.html"&gt;Cultura&lt;/a&gt;&lt;/li&gt;</text:p>
      <text:p text:style-name="Text_20_body"><text:s text:c="2"/>&lt;li class="nav-item"&gt;&lt;a class="nav-link" href="cadastro.html"&gt;Cadastro&lt;/a&gt;&lt;/li&gt;</text:p>
      <text:p text:style-name="Text_20_body"><text:s text:c="2"/>&lt;li class="nav-item"&gt;&lt;a class="nav-link" href="contato.html"&gt;Contato&lt;/a&gt;&lt;/li&gt;</text:p>
      <text:p text:style-name="Text_20_body"><text:s text:c="2"/>&lt;li class="nav-item"&gt;&lt;a class="nav-link" href="sobre.html"&gt;Sobre&lt;/a&gt;&lt;/li&gt;</text:p>
      <text:p text:style-name="Text_20_body">&lt;/ul&gt;</text:p>
      <text:h text:style-name="Heading_20_3" text:outline-level="3"/>
      <text:h text:style-name="Heading_20_3" text:outline-level="3">Explicação linha por linha:</text:h>
      <text:list text:style-name="L1">
        <text:list-item>
          <text:p text:style-name="P5"><text:span text:style-name="Strong_20_Emphasis"><text:span text:style-name="Source_20_Text">&lt;ul class="navbar-nav ms-auto"&gt;</text:span></text:span>:</text:p>
          <text:list>
            <text:list-item>
              <text:p text:style-name="P6"><text:span text:style-name="Strong_20_Emphasis"><text:span text:style-name="Source_20_Text">&lt;ul&gt;</text:span></text:span>: Define uma lista não ordenada.</text:p>
            </text:list-item>
            <text:list-item>
              <text:p text:style-name="P6"><text:span text:style-name="Strong_20_Emphasis"><text:span text:style-name="Source_20_Text">class="navbar-nav"</text:span></text:span>: A classe <text:span text:style-name="Source_20_Text">navbar-nav</text:span> é uma classe do Bootstrap que aplica o estilo adequado a itens de navegação em uma barra de navegação (navbar).</text:p>
            </text:list-item>
            <text:list-item>
              <text:p text:style-name="P6"><text:span text:style-name="Strong_20_Emphasis"><text:span text:style-name="Source_20_Text">ms-auto</text:span></text:span>: A classe <text:span text:style-name="Source_20_Text">ms-auto</text:span> (do Bootstrap 5) aplica uma margem automática à esquerda, o que faz os itens da navegação se alinharem à direita da tela. Ou seja, todos os itens da lista vão para a extremidade direita da barra de navegação.</text:p>
            </text:list-item>
          </text:list>
        </text:list-item>
        <text:list-item>
          <text:p text:style-name="P5"><text:span text:style-name="Strong_20_Emphasis"><text:span text:style-name="Source_20_Text">&lt;li class="nav-item"&gt;&lt;a class="nav-link active" href="index.html"&gt;Início&lt;/a&gt;&lt;/li&gt;</text:span></text:span>:</text:p>
          <text:list>
            <text:list-item>
              <text:p text:style-name="P6"><text:span text:style-name="Strong_20_Emphasis"><text:span text:style-name="Source_20_Text">&lt;li class="nav-item"&gt;</text:span></text:span>: Um item de lista dentro da barra de navegação. A classe <text:span text:style-name="Source_20_Text">nav-item</text:span> aplica estilos de lista próprios para navegação.</text:p>
            </text:list-item>
            <text:list-item>
              <text:p text:style-name="P6"><text:span text:style-name="Strong_20_Emphasis"><text:span text:style-name="Source_20_Text">&lt;a class="nav-link active" href="index.html"&gt;Início&lt;/a&gt;</text:span></text:span>:</text:p>
              <text:list>
                <text:list-item>
                  <text:p text:style-name="P6"><text:span text:style-name="Strong_20_Emphasis"><text:span text:style-name="Source_20_Text">&lt;a&gt;</text:span></text:span>: Define o link da navegação.</text:p>
                </text:list-item>
                <text:list-item>
                  <text:p text:style-name="P6"><text:span text:style-name="Strong_20_Emphasis"><text:span text:style-name="Source_20_Text">class="nav-link"</text:span></text:span>: Aplica os estilos do Bootstrap para links dentro de uma barra de navegação.</text:p>
                </text:list-item>
                <text:list-item>
                  <text:p text:style-name="P6"><text:span text:style-name="Strong_20_Emphasis"><text:span text:style-name="Source_20_Text">active</text:span></text:span>: Marca o link como ativo, ou seja, o link da página atual.</text:p>
                </text:list-item>
                <text:list-item>
                  <text:p text:style-name="P6"><text:span text:style-name="Strong_20_Emphasis"><text:span text:style-name="Source_20_Text">href="index.html"</text:span></text:span>: O destino do link, neste caso, leva à página <text:span text:style-name="Source_20_Text">index.html</text:span>.</text:p>
                </text:list-item>
                <text:list-item>
                  <text:p text:style-name="P6"><text:span text:style-name="Strong_20_Emphasis"><text:span text:style-name="Source_20_Text">Início</text:span></text:span>: O texto que será exibido no link.</text:p>
                </text:list-item>
              </text:list>
            </text:list-item>
          </text:list>
        </text:list-item>
        <text:list-item>
          <text:p text:style-name="P5"><text:span text:style-name="Strong_20_Emphasis">Demais itens de navegação</text:span>: As demais linhas seguem o mesmo formato, alterando o destino de cada link (por exemplo, <text:span text:style-name="Source_20_Text">galeria.html</text:span>, <text:span text:style-name="Source_20_Text">destinos.html</text:span>, etc.). Cada <text:span text:style-name="Source_20_Text">&lt;li&gt;</text:span> com a classe <text:span text:style-name="Source_20_Text">nav-item</text:span> contém um link (<text:span text:style-name="Source_20_Text">&lt;a&gt;</text:span>) com a classe <text:span text:style-name="Source_20_Text">nav-link</text:span>.</text:p>
        </text:list-item>
        <text:list-item>
          <text:p text:style-name="P5"><text:span text:style-name="Strong_20_Emphasis"><text:span text:style-name="Source_20_Text">&lt;/ul&gt;</text:span></text:span>: Esta linha fecha a lista não ordenada (<text:span text:style-name="Source_20_Text">&lt;ul&gt;</text:span>), terminando o bloco de itens da barra de navegação.</text:p>
        </text:list-item>
      </text:list>
      <text:h text:style-name="Heading_20_3" text:outline-level="3"><text:soft-page-break/>Detalhes importantes:</text:h>
      <text:list text:style-name="L2">
        <text:list-item>
          <text:p text:style-name="P7"><text:span text:style-name="Strong_20_Emphasis">Classes do Bootstrap</text:span>:</text:p>
          <text:list>
            <text:list-item>
              <text:p text:style-name="P7"><text:span text:style-name="Strong_20_Emphasis"><text:span text:style-name="Source_20_Text">navbar-nav</text:span></text:span>: Aplica a estrutura de navegação da barra de navegação do Bootstrap.</text:p>
            </text:list-item>
            <text:list-item>
              <text:p text:style-name="P7"><text:span text:style-name="Strong_20_Emphasis"><text:span text:style-name="Source_20_Text">nav-item</text:span></text:span>: Aplica os estilos de um item de lista em uma barra de navegação.</text:p>
            </text:list-item>
            <text:list-item>
              <text:p text:style-name="P7"><text:span text:style-name="Strong_20_Emphasis"><text:span text:style-name="Source_20_Text">nav-link</text:span></text:span>: Aplica os estilos para links de navegação.</text:p>
            </text:list-item>
            <text:list-item>
              <text:p text:style-name="P7"><text:span text:style-name="Strong_20_Emphasis"><text:span text:style-name="Source_20_Text">active</text:span></text:span>: Indica que o link está ativo (geralmente usado para o link da página atual).</text:p>
            </text:list-item>
            <text:list-item>
              <text:p text:style-name="P8"><text:span text:style-name="Strong_20_Emphasis"><text:span text:style-name="Source_20_Text">ms-auto</text:span></text:span>: Alinha os itens de navegação à direita.</text:p>
            </text:list-item>
          </text:list>
        </text:list-item>
      </text:list>
      <text:p text:style-name="Text_20_body">Este código cria uma lista de itens de navegação em uma barra de navegação. Eles estão alinhados à direita da página e indicam qual página está ativa. Para personalizar ainda mais, você pode adicionar outras classes ou estilos CSS, se necessári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01:01:46.362000000</meta:creation-date>
    <dc:date>2025-02-09T03:22:28.588000000</dc:date>
    <meta:editing-duration>PT2H20M42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98" meta:word-count="580" meta:character-count="5632" meta:non-whitespace-character-count="4526"/>
  </office:meta>
</office:document-meta>
</file>